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6875in"/>
    </style:style>
    <style:style style:name="Table1.B" style:family="table-column">
      <style:table-column-properties style:column-width="2.3125in"/>
    </style:style>
    <style:style style:name="Table1.C" style:family="table-column">
      <style:table-column-properties style:column-width="1.6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weight="bold" officeooo:rsid="001d984f" officeooo:paragraph-rsid="001d984f" style:font-weight-asian="bold" style:font-weight-complex="bold"/>
    </style:style>
    <style:style style:name="P2" style:family="paragraph" style:parent-style-name="Standard">
      <style:text-properties style:font-name="Arial" fo:font-weight="bold" officeooo:rsid="001f0f50" officeooo:paragraph-rsid="001f0f50" style:font-weight-asian="bold" style:font-weight-complex="bold"/>
    </style:style>
    <style:style style:name="P3" style:family="paragraph" style:parent-style-name="Standard">
      <style:text-properties style:font-name="Arial" fo:font-weight="bold" officeooo:rsid="001fe78e" officeooo:paragraph-rsid="001fe78e" style:font-weight-asian="bold" style:font-weight-complex="bold"/>
    </style:style>
    <style:style style:name="P4" style:family="paragraph" style:parent-style-name="Standard">
      <style:text-properties style:font-name="Arial" fo:font-weight="bold" officeooo:rsid="002064ce" officeooo:paragraph-rsid="002064ce" style:font-weight-asian="bold" style:font-weight-complex="bold"/>
    </style:style>
    <style:style style:name="P5" style:family="paragraph" style:parent-style-name="Standard">
      <style:text-properties style:font-name="Arial" officeooo:rsid="001d984f" officeooo:paragraph-rsid="001d984f"/>
    </style:style>
    <style:style style:name="P6" style:family="paragraph" style:parent-style-name="Standard">
      <style:text-properties style:font-name="Arial" fo:font-weight="normal" officeooo:rsid="001df4bf" officeooo:paragraph-rsid="001df4bf" style:font-weight-asian="normal" style:font-weight-complex="normal"/>
    </style:style>
    <style:style style:name="P7" style:family="paragraph" style:parent-style-name="Standard">
      <style:text-properties style:font-name="Arial" fo:font-weight="normal" officeooo:rsid="001f0f50" officeooo:paragraph-rsid="001f0f50" style:font-weight-asian="normal" style:font-weight-complex="normal"/>
    </style:style>
    <style:style style:name="P8" style:family="paragraph" style:parent-style-name="Standard">
      <style:text-properties style:font-name="Arial" fo:font-weight="normal" officeooo:rsid="001fe78e" officeooo:paragraph-rsid="001fe78e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2064ce" officeooo:paragraph-rsid="002064ce" style:font-weight-asian="normal" style:font-weight-complex="normal"/>
    </style:style>
    <style:style style:name="P10" style:family="paragraph" style:parent-style-name="Standard">
      <style:text-properties style:font-name="Arial" fo:font-weight="normal" officeooo:rsid="001d984f" officeooo:paragraph-rsid="001d984f" style:font-weight-asian="normal" style:font-weight-complex="normal"/>
    </style:style>
    <style:style style:name="P11" style:family="paragraph" style:parent-style-name="Standard">
      <style:text-properties style:font-name="Arial" fo:font-weight="normal" officeooo:rsid="0021413c" officeooo:paragraph-rsid="0021413c" style:font-weight-asian="normal" style:font-weight-complex="normal"/>
    </style:style>
    <style:style style:name="P12" style:family="paragraph" style:parent-style-name="Table_20_Contents">
      <style:text-properties style:font-name="Arial" officeooo:rsid="002064ce" officeooo:paragraph-rsid="002064ce"/>
    </style:style>
    <style:style style:name="P13" style:family="paragraph" style:parent-style-name="Table_20_Contents">
      <style:text-properties style:font-name="Arial" fo:font-weight="bold" officeooo:rsid="002064ce" officeooo:paragraph-rsid="002064c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0f50"/>
    </style:style>
    <style:style style:name="T3" style:family="text">
      <style:text-properties officeooo:rsid="001fe78e"/>
    </style:style>
    <style:style style:name="T4" style:family="text">
      <style:text-properties officeooo:rsid="002064ce"/>
    </style:style>
    <style:style style:name="T5" style:family="text">
      <style:text-properties officeooo:rsid="0021413c"/>
    </style:style>
    <style:style style:name="T6" style:family="text">
      <style:text-properties officeooo:rsid="00226fff"/>
    </style:style>
    <style:style style:name="T7" style:family="text">
      <style:text-properties officeooo:rsid="0023eeeb"/>
    </style:style>
    <style:style style:name="T8" style:family="text">
      <style:text-properties officeooo:rsid="0025bc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ulen 1, vergadering project Bdata periode 4</text:p>
      <text:p text:style-name="P5"><text:span text:style-name="T1">Datum:</text:span> 18 mei 2017</text:p>
      <text:p text:style-name="P5"><text:span text:style-name="T1">Tijd:</text:span> 9:00</text:p>
      <text:p text:style-name="P5"><text:span text:style-name="T1">Lokaal:</text:span> J0.005</text:p>
      <text:p text:style-name="P5"><text:span text:style-name="T1">Groep:</text:span> Abraka-Data</text:p>
      <text:p text:style-name="P5"><text:span text:style-name="T1">Notulist:</text:span> Jasper</text:p>
      <text:p text:style-name="P5"><text:span text:style-name="T1">Aanwezigen:</text:span> Martin, Bram, Vincent, Bo, Jasper.</text:p>
      <text:p text:style-name="P5"><text:span text:style-name="T1">Afwezigen:</text:span> geen.</text:p>
      <text:p text:style-name="P5"/>
      <text:p text:style-name="P1">1. Opening</text:p>
      <text:p text:style-name="P6">De vergadering is geopend om <text:span text:style-name="T2">9:08</text:span></text:p>
      <text:p text:style-name="P1"/>
      <text:p text:style-name="P4">2. Vaststellen agenda</text:p>
      <text:p text:style-name="P9">Voortgang mist.</text:p>
      <text:p text:style-name="P1"><text:line-break/><text:span text:style-name="T4">3. Voortgang</text:span></text:p>
      <text:p text:style-name="P7">Iedereen heeft rapidminer geïnstalleerd en de bestanden zijn bekeken.</text:p>
      <text:p text:style-name="P9">Iedereen moet nog de projecthandleiding volledig doornemen.</text:p>
      <text:p text:style-name="P10"/>
      <text:p text:style-name="P1"><text:span text:style-name="T7">4. </text:span>Planning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>Wat?</text:p>
          </table:table-cell>
          <table:table-cell table:style-name="Table1.A1" office:value-type="string">
            <text:p text:style-name="P13">Wie?</text:p>
          </table:table-cell>
          <table:table-cell table:style-name="Table1.C1" office:value-type="string">
            <text:p text:style-name="P13">Wanneer?</text:p>
          </table:table-cell>
        </table:table-row>
        <table:table-row>
          <table:table-cell table:style-name="Table1.A2" office:value-type="string">
            <text:p text:style-name="P12">Tutorial(s) rapidminer <text:span text:style-name="T8">volgen</text:span></text:p>
          </table:table-cell>
          <table:table-cell table:style-name="Table1.A2" office:value-type="string">
            <text:p text:style-name="P12">Iedereen</text:p>
          </table:table-cell>
          <table:table-cell table:style-name="Table1.C2" office:value-type="string">
            <text:p text:style-name="P12">Voor 23 mei</text:p>
          </table:table-cell>
        </table:table-row>
        <table:table-row>
          <table:table-cell table:style-name="Table1.A2" office:value-type="string">
            <text:p text:style-name="P12">Data bestuderen</text:p>
          </table:table-cell>
          <table:table-cell table:style-name="Table1.A2" office:value-type="string">
            <text:p text:style-name="P12">Iedereen</text:p>
          </table:table-cell>
          <table:table-cell table:style-name="Table1.C2" office:value-type="string">
            <text:p text:style-name="P12">Voor 23 mei</text:p>
          </table:table-cell>
        </table:table-row>
        <table:table-row>
          <table:table-cell table:style-name="Table1.A2" office:value-type="string">
            <text:p text:style-name="P12">Data samenvoegen en relatie tussen de data vinden</text:p>
          </table:table-cell>
          <table:table-cell table:style-name="Table1.A2" office:value-type="string">
            <text:p text:style-name="P12">In duo’s(Martin met Vincent en Bram met Jasper)</text:p>
          </table:table-cell>
          <table:table-cell table:style-name="Table1.C2" office:value-type="string">
            <text:p text:style-name="P12">Voor 23 mei</text:p>
          </table:table-cell>
        </table:table-row>
        <table:table-row>
          <table:table-cell table:style-name="Table1.A2" office:value-type="string">
            <text:p text:style-name="P12">Planning maken</text:p>
          </table:table-cell>
          <table:table-cell table:style-name="Table1.A2" office:value-type="string">
            <text:p text:style-name="P12">Bram</text:p>
          </table:table-cell>
          <table:table-cell table:style-name="Table1.C2" office:value-type="string">
            <text:p text:style-name="P12">Voor 23 mei</text:p>
          </table:table-cell>
        </table:table-row>
        <table:table-row>
          <table:table-cell table:style-name="Table1.A2" office:value-type="string">
            <text:p text:style-name="P12">Projecthandleiding bestuderen</text:p>
          </table:table-cell>
          <table:table-cell table:style-name="Table1.A2" office:value-type="string">
            <text:p text:style-name="P12">Iedereen</text:p>
          </table:table-cell>
          <table:table-cell table:style-name="Table1.C2" office:value-type="string">
            <text:p text:style-name="P12">18 mei</text:p>
          </table:table-cell>
        </table:table-row>
      </table:table>
      <text:p text:style-name="P7"/>
      <text:p text:style-name="P2"><text:span text:style-name="T7">5. </text:span>Deadlines</text:p>
      <text:p text:style-name="P7">De deadlines vallen op:</text:p>
      <text:p text:style-name="P11">Model inleveren en voorspelling – 22-06-17 9:00-10:00</text:p>
      <text:p text:style-name="P7">Presentatie <text:span text:style-name="T5">geven –</text:span> <text:span text:style-name="T5">27-06-17</text:span></text:p>
      <text:p text:style-name="P7">Artikel <text:span text:style-name="T5">inleveren - </text:span><text:s/><text:span text:style-name="T5">30-06-17 17:00</text:span></text:p>
      <text:p text:style-name="P1"/>
      <text:p text:style-name="P3"><text:span text:style-name="T7">6. </text:span>Knelpunten</text:p>
      <text:p text:style-name="P8"><text:span text:style-name="T6">Er waren g</text:span>een knelpunten.</text:p>
      <text:p text:style-name="P1"/>
      <text:p text:style-name="P1"><text:span text:style-name="T7">7. </text:span>Vragen</text:p>
      <text:p text:style-name="P8">Moet er een logboek bijgehouden worden? - Ja, zie projecthandleiding.</text:p>
      <text:p text:style-name="P1"/>
      <text:p text:style-name="P1"><text:span text:style-name="T7">8. </text:span>Volgende vergadering</text:p>
      <text:p text:style-name="P6">De volgende vergadering is 23-05-17 om <text:span text:style-name="T3">9</text:span>:00 <text:span text:style-name="T3">in lokaal G2.046a.</text:span></text:p>
      <text:p text:style-name="P1"/>
      <text:p text:style-name="P1"><text:span text:style-name="T7">9. </text:span>Afsluiten vergadering</text:p>
      <text:p text:style-name="P6">De vergadering is gesloten om <text:span text:style-name="T6">9:30</text:span> geslot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08:56:08.643922030</meta:creation-date>
    <dc:date>2017-05-21T11:53:03.211732605</dc:date>
    <meta:editing-duration>PT23M50S</meta:editing-duration>
    <meta:editing-cycles>7</meta:editing-cycles>
    <meta:generator>LibreOffice/5.1.6.2$Linux_X86_64 LibreOffice_project/10m0$Build-2</meta:generator>
    <meta:document-statistic meta:table-count="1" meta:image-count="0" meta:object-count="0" meta:page-count="1" meta:paragraph-count="47" meta:word-count="167" meta:character-count="1112" meta:non-whitespace-character-count="988"/>
  </office:meta>
</office:document-meta>
</file>